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ccccc" style:font-name="Liberation Serif" fo:font-size="12pt" fo:font-style="italic" fo:font-weight="normal" officeooo:rsid="001450d0" officeooo:paragraph-rsid="001450d0" fo:background-color="#1f1f1f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style:font-name="Liberation Serif" fo:font-size="12pt" officeooo:rsid="000ba9f3" officeooo:paragraph-rsid="000ba9f3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ba9f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e8d06" officeooo:paragraph-rsid="000e8d06" style:font-size-asian="12pt" style:font-size-complex="12pt"/>
    </style:style>
    <style:style style:name="P5" style:family="paragraph" style:parent-style-name="Standard">
      <style:text-properties style:font-name="Liberation Serif" fo:font-size="12pt" fo:font-style="italic" officeooo:rsid="000ba9f3" officeooo:paragraph-rsid="000ba9f3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Liberation Serif" fo:font-size="12pt" fo:font-style="italic" officeooo:paragraph-rsid="000ba9f3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Liberation Serif" fo:font-size="12pt" fo:font-style="italic" officeooo:rsid="000e8d06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Liberation Serif" fo:font-size="12pt" fo:font-style="italic" officeooo:rsid="000e8d06" officeooo:paragraph-rsid="000e8d06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Liberation Serif" fo:font-size="12pt" fo:font-style="italic" officeooo:rsid="000e8d06" officeooo:paragraph-rsid="0019435d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Liberation Serif" fo:font-size="12pt" fo:font-style="italic" officeooo:rsid="000e8d06" officeooo:paragraph-rsid="001a9330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erif" fo:font-size="12pt" fo:font-style="italic" officeooo:rsid="001450d0" officeooo:paragraph-rsid="001450d0" style:font-size-asian="12pt" style:font-style-asian="italic" style:font-size-complex="12pt" style:font-style-complex="italic"/>
    </style:style>
    <style:style style:name="P12" style:family="paragraph" style:parent-style-name="Standard">
      <style:text-properties style:font-name="Liberation Serif" fo:font-size="12pt" fo:font-style="italic" officeooo:rsid="001450d0" officeooo:paragraph-rsid="0015cadc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Liberation Serif" fo:font-size="12pt" fo:font-style="italic" officeooo:rsid="001450d0" officeooo:paragraph-rsid="0018c60d" style:font-size-asian="12pt" style:font-style-asian="italic" style:font-size-complex="12pt" style:font-style-complex="italic"/>
    </style:style>
    <style:style style:name="P14" style:family="paragraph" style:parent-style-name="Standard">
      <style:text-properties style:font-name="Liberation Serif" fo:font-size="12pt" fo:font-style="italic" officeooo:rsid="00174c70" officeooo:paragraph-rsid="00174c70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Liberation Serif" fo:font-size="12pt" fo:font-style="normal" officeooo:rsid="000ba9f3" officeooo:paragraph-rsid="000ba9f3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Liberation Serif" fo:font-size="12pt" fo:font-style="normal" officeooo:rsid="000ba9f3" officeooo:paragraph-rsid="000c4f45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Liberation Serif" fo:font-size="12pt" fo:font-style="normal" officeooo:rsid="001d7728" officeooo:paragraph-rsid="001d7728" style:font-size-asian="12pt" style:font-style-asian="normal" style:font-size-complex="12pt" style:font-style-complex="normal"/>
    </style:style>
    <style:style style:name="P18" style:family="paragraph" style:parent-style-name="Standard">
      <style:text-properties style:font-name="Liberation Serif" fo:font-size="12pt" fo:font-style="normal" officeooo:rsid="0019435d" officeooo:paragraph-rsid="0019435d" style:font-size-asian="12pt" style:font-style-asian="normal" style:font-size-complex="12pt" style:font-style-complex="normal"/>
    </style:style>
    <style:style style:name="P19" style:family="paragraph" style:parent-style-name="Standard">
      <style:text-properties style:font-name="Liberation Serif" fo:font-size="12pt" fo:font-style="normal" officeooo:rsid="0019435d" officeooo:paragraph-rsid="000e8d06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Liberation Serif" fo:font-size="12pt" fo:font-style="normal" fo:font-weight="normal" officeooo:rsid="001450d0" officeooo:paragraph-rsid="0015cad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Liberation Serif" fo:font-size="12pt" fo:font-style="italic" fo:font-weight="normal" officeooo:rsid="00174c70" officeooo:paragraph-rsid="00174c70" fo:background-color="transparent" style:font-size-asian="12pt" style:font-style-asian="italic" style:font-size-complex="12pt" style:font-style-complex="italic"/>
    </style:style>
    <style:style style:name="P22" style:family="paragraph" style:parent-style-name="Standard">
      <style:text-properties fo:color="#000000" style:font-name="Liberation Serif" fo:font-size="12pt" fo:font-style="italic" fo:font-weight="normal" officeooo:rsid="001450d0" officeooo:paragraph-rsid="001450d0" fo:background-color="transparent" style:font-size-asian="12pt" style:font-style-asian="italic" style:font-size-complex="12pt" style:font-style-complex="italic"/>
    </style:style>
    <style:style style:name="P23" style:family="paragraph" style:parent-style-name="Standard">
      <style:text-properties fo:color="#000000" style:font-name="Liberation Serif" fo:font-size="12pt" fo:font-style="italic" fo:font-weight="normal" officeooo:rsid="001450d0" officeooo:paragraph-rsid="0015cadc" fo:background-color="transparent" style:font-size-asian="12pt" style:font-style-asian="italic" style:font-size-complex="12pt" style:font-style-complex="italic"/>
    </style:style>
    <style:style style:name="P24" style:family="paragraph" style:parent-style-name="Standard">
      <style:text-properties fo:color="#000000" style:font-name="Liberation Serif" fo:font-size="12pt" fo:font-style="italic" fo:font-weight="normal" officeooo:rsid="0015cadc" officeooo:paragraph-rsid="0015cadc" fo:background-color="transparent" style:font-size-asian="12pt" style:font-style-asian="italic" style:font-size-complex="12pt" style:font-style-complex="italic"/>
    </style:style>
    <style:style style:name="P25" style:family="paragraph" style:parent-style-name="Standard">
      <style:text-properties fo:color="#000000" style:font-name="Liberation Serif" fo:font-size="12pt" fo:font-style="normal" fo:font-weight="normal" officeooo:rsid="0015cadc" officeooo:paragraph-rsid="0015ca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Liberation Serif" fo:font-size="12pt" fo:font-weight="normal" officeooo:paragraph-rsid="00174c70" fo:background-color="transparent" style:font-size-asian="12pt" style:font-size-complex="12pt"/>
    </style:style>
    <style:style style:name="P27" style:family="paragraph" style:parent-style-name="Heading_20_5">
      <style:paragraph-properties fo:margin-top="0cm" fo:margin-bottom="0.499cm" loext:contextual-spacing="false"/>
      <style:text-properties style:font-name="Liberation Serif" fo:font-size="12pt" fo:font-style="normal" officeooo:rsid="001d7728" officeooo:paragraph-rsid="001d7728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Liberation Serif" fo:font-size="12pt" officeooo:rsid="000ba9f3" officeooo:paragraph-rsid="000ba9f3" style:font-size-asian="12pt" style:font-size-complex="12pt"/>
    </style:style>
    <style:style style:name="P29" style:family="paragraph" style:parent-style-name="Standard">
      <style:text-properties style:font-name="Liberation Serif" fo:font-size="12pt" fo:font-style="italic" officeooo:paragraph-rsid="000e8d06" style:font-size-asian="12pt" style:font-style-asian="italic" style:font-size-complex="12pt" style:font-style-complex="italic"/>
    </style:style>
    <style:style style:name="P30" style:family="paragraph" style:parent-style-name="Standard">
      <style:text-properties style:font-name="Liberation Serif" fo:font-size="12pt" fo:font-style="italic" officeooo:rsid="00139c2b" officeooo:paragraph-rsid="00139c2b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Liberation Serif" fo:font-size="12pt" fo:font-style="italic" officeooo:rsid="000e8d06" officeooo:paragraph-rsid="0019435d" style:font-size-asian="12pt" style:font-style-asian="italic" style:font-size-complex="12pt" style:font-style-complex="italic"/>
    </style:style>
    <style:style style:name="P32" style:family="paragraph" style:parent-style-name="Standard">
      <style:text-properties style:font-name="Liberation Serif" fo:font-size="12pt" fo:font-style="italic" officeooo:rsid="000e8d06" officeooo:paragraph-rsid="0021adc9" style:font-size-asian="12pt" style:font-style-asian="italic" style:font-size-complex="12pt" style:font-style-complex="italic"/>
    </style:style>
    <style:style style:name="P33" style:family="paragraph" style:parent-style-name="Standard">
      <style:text-properties style:font-name="Liberation Serif" fo:font-size="12pt" fo:font-style="italic" officeooo:rsid="001f3c8c" officeooo:paragraph-rsid="0021adc9" style:font-size-asian="12pt" style:font-style-asian="italic" style:font-size-complex="12pt" style:font-style-complex="italic"/>
    </style:style>
    <style:style style:name="P34" style:family="paragraph" style:parent-style-name="Standard">
      <style:text-properties style:font-name="Liberation Serif" fo:font-size="12pt" fo:font-style="italic" officeooo:rsid="0021adc9" officeooo:paragraph-rsid="0021adc9" style:font-size-asian="12pt" style:font-style-asian="italic" style:font-size-complex="12pt" style:font-style-complex="italic"/>
    </style:style>
    <style:style style:name="P35" style:family="paragraph" style:parent-style-name="Standard">
      <style:text-properties style:font-name="Liberation Serif" fo:font-size="12pt" fo:font-style="italic" officeooo:rsid="00244a6f" officeooo:paragraph-rsid="00244a6f" style:font-size-asian="12pt" style:font-style-asian="italic" style:font-size-complex="12pt" style:font-style-complex="italic"/>
    </style:style>
    <style:style style:name="P36" style:family="paragraph" style:parent-style-name="Standard">
      <style:text-properties style:font-name="Liberation Serif" fo:font-size="12pt" fo:font-style="normal" officeooo:rsid="001d7728" officeooo:paragraph-rsid="001d7728" style:font-size-asian="12pt" style:font-style-asian="normal" style:font-size-complex="12pt" style:font-style-complex="normal"/>
    </style:style>
    <style:style style:name="P37" style:family="paragraph" style:parent-style-name="Standard">
      <style:text-properties style:font-name="Liberation Serif" fo:font-size="12pt" fo:font-style="normal" officeooo:rsid="0021adc9" officeooo:paragraph-rsid="0021adc9" style:font-size-asian="12pt" style:font-style-asian="normal" style:font-size-complex="12pt" style:font-style-complex="normal"/>
    </style:style>
    <style:style style:name="P38" style:family="paragraph" style:parent-style-name="Standard">
      <style:text-properties style:font-name="Liberation Serif" fo:font-size="12pt" fo:font-style="normal" officeooo:rsid="0019435d" officeooo:paragraph-rsid="000e8d06" style:font-size-asian="12pt" style:font-style-asian="normal" style:font-size-complex="12pt" style:font-style-complex="normal"/>
    </style:style>
    <style:style style:name="P39" style:family="paragraph" style:parent-style-name="Standard">
      <style:text-properties style:font-name="Liberation Serif" fo:font-size="12pt" fo:font-style="normal" officeooo:rsid="001a9330" officeooo:paragraph-rsid="001a9330" style:font-size-asian="12pt" style:font-style-asian="normal" style:font-size-complex="12pt" style:font-style-complex="normal"/>
    </style:style>
    <style:style style:name="P40" style:family="paragraph" style:parent-style-name="Standard">
      <style:text-properties style:font-name="Liberation Serif" fo:font-size="12pt" fo:font-style="normal" officeooo:rsid="00244a6f" officeooo:paragraph-rsid="00244a6f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Liberation Serif" fo:font-size="12pt" fo:font-style="italic" fo:font-weight="normal" officeooo:rsid="00174c70" officeooo:paragraph-rsid="00174c70" fo:background-color="transparent" style:font-size-asian="12pt" style:font-style-asian="italic" style:font-size-complex="12pt" style:font-style-complex="italic"/>
    </style:style>
    <style:style style:name="T1" style:family="text">
      <style:text-properties officeooo:rsid="000ba9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a9f3" style:font-style-asian="italic" style:font-style-complex="italic"/>
    </style:style>
    <style:style style:name="T4" style:family="text">
      <style:text-properties fo:font-style="italic" officeooo:rsid="000c4f45" style:font-style-asian="italic" style:font-style-complex="italic"/>
    </style:style>
    <style:style style:name="T5" style:family="text">
      <style:text-properties fo:color="#000000" fo:font-style="italic" officeooo:rsid="000ba9f3" fo:background-color="transparent" loext:char-shading-value="0" style:font-style-asian="italic" style:font-style-complex="italic"/>
    </style:style>
    <style:style style:name="T6" style:family="text">
      <style:text-properties fo:color="#000000" fo:font-style="italic" fo:font-weight="normal" officeooo:rsid="000ba9f3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officeooo:rsid="0015cadc" fo:background-color="transparent" loext:char-shading-value="0"/>
    </style:style>
    <style:style style:name="T9" style:family="text">
      <style:text-properties fo:color="#000000" officeooo:rsid="001830f1" fo:background-color="transparent" loext:char-shading-value="0"/>
    </style:style>
    <style:style style:name="T10" style:family="text">
      <style:text-properties fo:color="#000000" fo:font-weight="normal" fo:background-color="transparent" loext:char-shading-value="0"/>
    </style:style>
    <style:style style:name="T11" style:family="text">
      <style:text-properties fo:color="#000000" fo:font-weight="normal" fo:background-color="transparent" loext:char-shading-value="0" style:font-weight-asian="normal" style:font-weight-complex="normal"/>
    </style:style>
    <style:style style:name="T12" style:family="text">
      <style:text-properties fo:color="#000000" fo:font-weight="normal" officeooo:rsid="000ba9f3" fo:background-color="transparent" loext:char-shading-value="0" style:font-weight-asian="normal" style:font-weight-complex="normal"/>
    </style:style>
    <style:style style:name="T13" style:family="text">
      <style:text-properties fo:color="#000000" fo:font-weight="normal" officeooo:rsid="000ba9f3" fo:background-color="transparent" loext:char-shading-value="0"/>
    </style:style>
    <style:style style:name="T14" style:family="text">
      <style:text-properties fo:color="#000000" fo:font-weight="normal" officeooo:rsid="0015cadc" fo:background-color="transparent" loext:char-shading-value="0"/>
    </style:style>
    <style:style style:name="T15" style:family="text">
      <style:text-properties fo:color="#000000" fo:font-weight="normal" officeooo:rsid="00139c2b" fo:background-color="transparent" loext:char-shading-value="0"/>
    </style:style>
    <style:style style:name="T16" style:family="text">
      <style:text-properties fo:color="#000000" fo:font-weight="normal" officeooo:rsid="00174c70" fo:background-color="transparent" loext:char-shading-value="0"/>
    </style:style>
    <style:style style:name="T17" style:family="text">
      <style:text-properties fo:color="#000000" fo:font-style="normal" fo:font-weight="normal" officeooo:rsid="00174c70" fo:background-color="transparent" loext:char-shading-value="0" style:font-style-asian="normal" style:font-style-complex="normal"/>
    </style:style>
    <style:style style:name="T18" style:family="text">
      <style:text-properties officeooo:rsid="00139c2b"/>
    </style:style>
    <style:style style:name="T19" style:family="text">
      <style:text-properties officeooo:rsid="001450d0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435d" style:font-style-asian="normal" style:font-style-complex="normal"/>
    </style:style>
    <style:style style:name="T22" style:family="text">
      <style:text-properties officeooo:rsid="001d3f43"/>
    </style:style>
    <style:style style:name="T23" style:family="text">
      <style:text-properties officeooo:rsid="0019435d"/>
    </style:style>
    <style:style style:name="T24" style:family="text">
      <style:text-properties officeooo:rsid="002363a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68467566928" text:id="ct93868467566928">
          <text:format-change>
            <office:change-info>
              <dc:creator>Unknown Author</dc:creator>
              <dc:date>2023-10-29T11:48:20</dc:date>
            </office:change-info>
          </text:format-change>
        </text:changed-region>
        <text:changed-region xml:id="ct93868467549344" text:id="ct93868467549344">
          <text:deletion>
            <office:change-info>
              <dc:creator>Unknown Author</dc:creator>
              <dc:date>2023-10-29T11:20:52</dc:date>
            </office:change-info>
            <text:p text:style-name="P2"/>
            <text:p text:style-name="P2"><text:tab/></text:p>
          </text:deletion>
        </text:changed-region>
        <text:changed-region xml:id="ct93868467609936" text:id="ct93868467609936">
          <text:format-change>
            <office:change-info>
              <dc:creator>Unknown Author</dc:creator>
              <dc:date>2023-10-29T11:48:20</dc:date>
            </office:change-info>
          </text:format-change>
        </text:changed-region>
        <text:changed-region xml:id="ct93868467610176" text:id="ct93868467610176">
          <text:deletion>
            <office:change-info>
              <dc:creator>Unknown Author</dc:creator>
              <dc:date>2023-10-29T11:13:03</dc:date>
            </office:change-info>
            <text:p text:style-name="P29"/>
            <text:p text:style-name="P29"/>
          </text:deletion>
        </text:changed-region>
        <text:changed-region xml:id="ct93868467611056" text:id="ct93868467611056">
          <text:insertion>
            <office:change-info>
              <dc:creator>Unknown Author</dc:creator>
              <dc:date>2023-10-29T11:13:03</dc:date>
            </office:change-info>
          </text:insertion>
        </text:changed-region>
        <text:changed-region xml:id="ct93868467614688" text:id="ct93868467614688">
          <text:format-change>
            <office:change-info>
              <dc:creator>Unknown Author</dc:creator>
              <dc:date>2023-10-29T11:48:20</dc:date>
            </office:change-info>
          </text:format-change>
        </text:changed-region>
        <text:changed-region xml:id="ct93868467615408" text:id="ct93868467615408">
          <text:insertion>
            <office:change-info>
              <dc:creator>Unknown Author</dc:creator>
              <dc:date>2023-10-29T11:14:02</dc:date>
            </office:change-info>
          </text:insertion>
        </text:changed-region>
        <text:changed-region xml:id="ct93868467615728" text:id="ct93868467615728">
          <text:format-change>
            <office:change-info>
              <dc:creator>Unknown Author</dc:creator>
              <dc:date>2023-10-29T11:48:20</dc:date>
            </office:change-info>
          </text:format-change>
        </text:changed-region>
        <text:changed-region xml:id="ct93868467616048" text:id="ct93868467616048">
          <text:deletion>
            <office:change-info>
              <dc:creator>Unknown Author</dc:creator>
              <dc:date>2023-10-29T11:14:03</dc:date>
            </office:change-info>
            <text:p text:style-name="P30"/>
            <text:p text:style-name="P30"/>
          </text:deletion>
        </text:changed-region>
        <text:changed-region xml:id="ct93868467619264" text:id="ct93868467619264">
          <text:insertion>
            <office:change-info>
              <dc:creator>Unknown Author</dc:creator>
              <dc:date>2023-10-29T11:14:04</dc:date>
            </office:change-info>
          </text:insertion>
        </text:changed-region>
        <text:changed-region xml:id="ct93868467619504" text:id="ct93868467619504">
          <text:insertion>
            <office:change-info>
              <dc:creator>Unknown Author</dc:creator>
              <dc:date>2023-10-29T11:15:55</dc:date>
            </office:change-info>
          </text:insertion>
        </text:changed-region>
        <text:changed-region xml:id="ct93868467621024" text:id="ct93868467621024">
          <text:insertion>
            <office:change-info>
              <dc:creator>Unknown Author</dc:creator>
              <dc:date>2023-10-29T11:46:46</dc:date>
            </office:change-info>
          </text:insertion>
        </text:changed-region>
        <text:changed-region xml:id="ct93868467622192" text:id="ct93868467622192">
          <text:insertion>
            <office:change-info>
              <dc:creator>Unknown Author</dc:creator>
              <dc:date>2023-10-29T11:49:16</dc:date>
            </office:change-info>
          </text:insertion>
        </text:changed-region>
        <text:changed-region xml:id="ct93868467626784" text:id="ct93868467626784">
          <text:insertion>
            <office:change-info>
              <dc:creator>Unknown Author</dc:creator>
              <dc:date>2023-10-29T11:22:19</dc:date>
            </office:change-info>
          </text:insertion>
        </text:changed-region>
        <text:changed-region xml:id="ct93868467628688" text:id="ct93868467628688">
          <text:insertion>
            <office:change-info>
              <dc:creator>Unknown Author</dc:creator>
              <dc:date>2023-10-29T11:38:57</dc:date>
            </office:change-info>
          </text:insertion>
        </text:changed-region>
        <text:changed-region xml:id="ct93868467655280" text:id="ct93868467655280">
          <text:insertion>
            <office:change-info>
              <dc:creator>Unknown Author</dc:creator>
              <dc:date>2023-10-29T11:39:00</dc:date>
            </office:change-info>
          </text:insertion>
        </text:changed-region>
        <text:changed-region xml:id="ct93868467657488" text:id="ct93868467657488">
          <text:insertion>
            <office:change-info>
              <dc:creator>Unknown Author</dc:creator>
              <dc:date>2023-10-29T11:40:00</dc:date>
            </office:change-info>
          </text:insertion>
        </text:changed-region>
        <text:changed-region xml:id="ct93868467657728" text:id="ct93868467657728">
          <text:deletion>
            <office:change-info>
              <dc:creator>Unknown Author</dc:creator>
              <dc:date>2023-10-29T11:49:08</dc:date>
            </office:change-info>
            <text:p text:style-name="P21"/>
            <text:p text:style-name="P21"/>
          </text:deletion>
        </text:changed-region>
        <text:changed-region xml:id="ct93868467659408" text:id="ct93868467659408">
          <text:format-change>
            <office:change-info>
              <dc:creator>Unknown Author</dc:creator>
              <dc:date>2023-10-29T11:48:20</dc:date>
            </office:change-info>
          </text:format-change>
        </text:changed-region>
        <text:changed-region xml:id="ct93868467659728" text:id="ct93868467659728">
          <text:deletion>
            <office:change-info>
              <dc:creator>Unknown Author</dc:creator>
              <dc:date>2023-10-29T11:51:32</dc:date>
            </office:change-info>
            <text:p text:style-name="P9"><text:tab/></text:p>
          </text:deletion>
        </text:changed-region>
        <text:changed-region xml:id="ct93868467660368" text:id="ct93868467660368">
          <text:insertion>
            <office:change-info>
              <dc:creator>Unknown Author</dc:creator>
              <dc:date>2023-10-29T11:51:35</dc:date>
            </office:change-info>
          </text:insertion>
        </text:changed-region>
        <text:changed-region xml:id="ct93868467661168" text:id="ct93868467661168">
          <text:insertion>
            <office:change-info>
              <dc:creator>Unknown Author</dc:creator>
              <dc:date>2023-10-29T11:52:00</dc:date>
            </office:change-info>
          </text:insertion>
        </text:changed-region>
        <text:changed-region xml:id="ct93868467670848" text:id="ct93868467670848">
          <text:insertion>
            <office:change-info>
              <dc:creator>Unknown Author</dc:creator>
              <dc:date>2023-10-29T11:52:00</dc:date>
            </office:change-info>
          </text:insertion>
        </text:changed-region>
        <text:changed-region xml:id="ct93868467671968" text:id="ct93868467671968">
          <text:deletion>
            <office:change-info>
              <dc:creator>Unknown Author</dc:creator>
              <dc:date>2023-10-29T11:57:04</dc:date>
            </office:change-info>
            <text:p text:style-name="P19"><text:span text:style-name="T3"><text:tab/></text:span></text:p>
          </text:deletion>
        </text:changed-region>
        <text:changed-region xml:id="ct93868467672848" text:id="ct93868467672848">
          <text:insertion>
            <office:change-info>
              <dc:creator>Unknown Author</dc:creator>
              <dc:date>2023-10-29T11:57:04</dc:date>
            </office:change-info>
          </text:insertion>
        </text:changed-region>
        <text:changed-region xml:id="ct93868489119728" text:id="ct93868489119728">
          <text:insertion>
            <office:change-info>
              <dc:creator>Unknown Author</dc:creator>
              <dc:date>2023-10-29T11:57:04</dc:date>
            </office:change-info>
          </text:insertion>
        </text:changed-region>
        <text:changed-region xml:id="ct93868467673968" text:id="ct93868467673968">
          <text:insertion>
            <office:change-info>
              <dc:creator>Unknown Author</dc:creator>
              <dc:date>2023-10-29T12:00:22</dc:date>
            </office:change-info>
          </text:insertion>
        </text:changed-region>
        <text:changed-region xml:id="ct93868467674608" text:id="ct93868467674608">
          <text:insertion>
            <office:change-info>
              <dc:creator>Unknown Author</dc:creator>
              <dc:date>2023-10-29T12:23:58</dc:date>
            </office:change-info>
          </text:insertion>
        </text:changed-region>
        <text:changed-region xml:id="ct93868467675712" text:id="ct93868467675712">
          <text:insertion>
            <office:change-info>
              <dc:creator>Unknown Author</dc:creator>
              <dc:date>2023-10-29T12:24:00</dc:date>
            </office:change-info>
          </text:insertion>
        </text:changed-region>
        <text:changed-region xml:id="ct93868489765072" text:id="ct93868489765072">
          <text:insertion>
            <office:change-info>
              <dc:creator>Unknown Author</dc:creator>
              <dc:date>2023-10-29T12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93868467566928"/>0. Preparação do Ubuntu</text:p>
      <text:p text:style-name="P2"><text:tab/>Depois de criada a máquina virtual:</text:p>
      <text:p text:style-name="P2"><text:tab/><text:span text:style-name="T2">sudo apt update</text:span></text:p>
      <text:p text:style-name="P5"><text:tab/>sudo apt upgrade</text:p>
      <text:p text:style-name="P5"><text:tab/>sudo apt install build-essential gcc make perl dkms curl tcl</text:p>
      <text:p text:style-name="P2"/>
      <text:p text:style-name="P2">1. Criação do ambiente virtual<text:change-end text:change-id="ct93868467566928"/><text:change text:change-id="ct93868467549344"/><text:change-start text:change-id="ct93868467609936"/></text:p>
      <text:p text:style-name="P5"><text:tab/>python3 --version</text:p>
      <text:p text:style-name="P5"><text:tab/>sudo apt update</text:p>
      <text:p text:style-name="P5"><text:tab/>sudo apt upgrade</text:p>
      <text:p text:style-name="P5"><text:tab/>sudo add-apt-repository ppa:deadsnakes/ppa</text:p>
      <text:p text:style-name="P5"><text:tab/>sudo apt install python3.9</text:p>
      <text:p text:style-name="P5"><text:tab/>python3.9 --version</text:p>
      <text:p text:style-name="P5"><text:tab/>sudo apt install python3.9-venv</text:p>
      <text:p text:style-name="P3"><text:span text:style-name="T1"><text:tab/></text:span><text:span text:style-name="T3">cd Documents/sua_pasta</text:span><text:span text:style-name="T1"> #Ou criar uma usando </text:span><text:span text:style-name="T3">mkdir sua_pasta</text:span></text:p>
      <text:p text:style-name="P5"><text:tab/>python3.9 -m venv venv</text:p>
      <text:p text:style-name="P5"><text:tab/>source venv/bin/activate</text:p>
      <text:p text:style-name="P5"/>
      <text:p text:style-name="P15">2. Instalando o Airflow</text:p>
      <text:p text:style-name="P16"><text:tab/><text:span text:style-name="T2">cd Documents/sua_pasta/</text:span><text:span text:style-name="T4">airflow</text:span> #Ou criar uma usando <text:span text:style-name="T2">mkdir </text:span><text:span text:style-name="T4">airflow</text:span></text:p>
      <text:p text:style-name="P5"><text:tab/>pip install apache-airflow[postgres,celery,redis]==2.3.2 --constraint "https://raw.githubusercontent.com/apache/airflow/constraints-2.3.2/constraints-3.9.txt"</text:p>
      <text:p text:style-name="P5"><text:tab/>export AIRFLOW_HOME=~/Documents/sua_pasta</text:p>
      <text:p text:style-name="P6"><text:tab/>airflow standalone</text:p>
      <text:p text:style-name="P2"><text:tab/></text:p>
      <text:p text:style-name="P4">3. Instalando o Postgres</text:p>
      <text:p text:style-name="P4"><text:tab/><text:span text:style-name="T2">sudo apt install postgresql postgresql-contrib</text:span></text:p>
      <text:p text:style-name="P8"><text:tab/>sudo -i -u postgres</text:p>
      <text:p text:style-name="P8"><text:tab/>createdb airflow_db</text:p>
      <text:p text:style-name="P8"><text:tab/>psql airflow_db</text:p>
      <text:p text:style-name="P29"><text:tab/>CREATE USER airflow_user WITH PASSWORD 'airflow_pass';<text:change-end text:change-id="ct93868467609936"/><text:change text:change-id="ct93868467610176"/><text:change-start text:change-id="ct93868467611056"/></text:p>
      <text:p text:style-name="P8"><text:change-end text:change-id="ct93868467611056"/><text:change-start text:change-id="ct93868467614688"/><text:tab/>GRANT ALL PRIVILEGES ON DATABASE airflow_db TO airflow_user;</text:p>
      <text:p text:style-name="P8"><text:tab/>exit</text:p>
      <text:p text:style-name="P8"><text:tab/><text:span text:style-name="T18">exit</text:span></text:p>
      <text:p text:style-name="P8"/>
      <text:p text:style-name="P30">4. Configuração airflo<text:change-end text:change-id="ct93868467614688"/><text:change-start text:change-id="ct93868467615408"/><text:span text:style-name="T19">w</text:span><text:change-end text:change-id="ct93868467615408"/><text:change-start text:change-id="ct93868467615728"/>.cfg<text:change-end text:change-id="ct93868467615728"/><text:change text:change-id="ct93868467616048"/><text:change-start text:change-id="ct93868467619264"/></text:p>
      <text:p text:style-name="P11"><text:tab/><text:span text:style-name="T11">load_examples = False</text:span></text:p>
      <text:p text:style-name="P1"><text:span text:style-name="T7"><text:tab/>executor = LocalExecutor </text:span><text:span text:style-name="T9">ou CeleryExecutor</text:span></text:p>
      <text:p text:style-name="P22"><text:change-end text:change-id="ct93868467619264"/><text:change-start text:change-id="ct93868467619504"/><text:tab/>sql_alchemy_conn = postgresql+psycopg2://airflow_user:airflow_pass@localhost/airflow_db<text:change-end text:change-id="ct93868467619504"/><text:change-start text:change-id="ct93868467621024"/></text:p>
      <text:p text:style-name="P22"><text:tab/>result_backend = db+postgresql://airflow_user:airflow_pass@localhost/airflow_db</text:p>
      <text:p text:style-name="P13"><text:change-end text:change-id="ct93868467621024"/><text:change-start text:change-id="ct93868467622192"/><text:span text:style-name="T10"><text:tab/></text:span><text:span text:style-name="T15">broker_url = redis://0.0.0.0:6379/0</text:span><text:change-end text:change-id="ct93868467622192"/><text:change-start text:change-id="ct93868467626784"/></text:p>
      <text:p text:style-name="P23"><text:tab/></text:p>
      <text:p text:style-name="P25">5. Iniciando o banco de dados</text:p>
      <text:p text:style-name="P20"><text:span text:style-name="T8"><text:tab/></text:span><text:span text:style-name="T5">source venv/bin/activate</text:span></text:p>
      <text:p text:style-name="P12"><text:span text:style-name="T14"><text:tab/></text:span><text:span text:style-name="T13">export AIRFLOW_HOME=~/Documents/sua_pasta</text:span></text:p>
      <text:p text:style-name="P12"><text:span text:style-name="T13"><text:tab/></text:span><text:span text:style-name="T14">airflow db init</text:span><text:change-end text:change-id="ct93868467626784"/><text:change-start text:change-id="ct93868467628688"/></text:p>
      <text:p text:style-name="P24"/>
      <text:p text:style-name="P14"><text:span text:style-name="T14">6. </text:span><text:span text:style-name="T10">Insta</text:span><text:change-end text:change-id="ct93868467628688"/><text:change-start text:change-id="ct93868467655280"/><text:span text:style-name="T10">lação do REDIS (mediador do Celery)</text:span></text:p>
      <text:p text:style-name="P14"><text:span text:style-name="T10"><text:tab/></text:span><text:a xlink:type="simple" xlink:href="https://caelum-online-public.s3.amazonaws.com/2606-aprofundando-airflow-executor-celery/01/redis-7.0.4.tar.gz" text:style-name="Internet_20_link" text:visited-style-name="Visited_20_Internet_20_Link">https://caelum-online-public.s3.amazonaws.com/2606-aprofundando-airflow-executor-celery/01/redis-7.0.4.tar.gz</text:a></text:p>
      <text:p text:style-name="P21"><text:tab/>tar -xf redis-7.0.4.tar.gz</text:p>
      <text:p text:style-name="P21"><text:soft-page-break/><text:tab/>cd redis-7.0.4/</text:p>
      <text:p text:style-name="P26"><text:tab/>make</text:p>
      <text:p text:style-name="P14"><text:span text:style-name="T10"><text:tab/></text:span><text:change-end text:change-id="ct93868467655280"/><text:change-start text:change-id="ct93868467657488"/><text:span text:style-name="T10">sudo make install</text:span></text:p>
      <text:p text:style-name="P21"><text:tab/>redis-server</text:p>
      <text:p text:style-name="P21"><text:tab/>executor = CeleryExecutor<text:change-end text:change-id="ct93868467657488"/><text:change text:change-id="ct93868467657728"/><text:change-start text:change-id="ct93868467659408"/></text:p>
      <text:p text:style-name="P7"><text:tab/></text:p>
      <text:p text:style-name="P9"><text:change-end text:change-id="ct93868467659408"/><text:change text:change-id="ct93868467659728"/><text:change-start text:change-id="ct93868467660368"/><text:span text:style-name="T21">OBS: Quando se usa o Celery não usa airflow standalone</text:span><text:change-end text:change-id="ct93868467660368"/><text:change-start text:change-id="ct93868467661168"/><text:span text:style-name="T21">, pois voltaria com as configurações padrão. </text:span><text:change-end text:change-id="ct93868467661168"/></text:p>
      <text:p text:style-name="P33"><text:span text:style-name="T21">I</text:span><text:span text:style-name="T20">niciar o REDIS: </text:span></text:p>
      <text:p text:style-name="P33"><text:span text:style-name="T20"><text:tab/></text:span><text:span text:style-name="T12">source venv/bin/activate</text:span></text:p>
      <text:p text:style-name="P33"><text:span text:style-name="T17"><text:tab/></text:span><text:span text:style-name="T16">redis-server</text:span><text:change-start text:change-id="ct93868467670848"/></text:p>
      <text:p text:style-name="P18">Se abre um terminal</text:p>
      <text:p text:style-name="P10"><text:span text:style-name="T21"><text:tab/></text:span><text:span text:style-name="T12">source venv/bin/activate</text:span></text:p>
      <text:p text:style-name="P9"><text:span text:style-name="T21"><text:tab/></text:span><text:span text:style-name="T13">export AIRFLOW_HOME=~/Documents/sua_pasta</text:span></text:p>
      <text:p text:style-name="P19"><text:tab/><text:span text:style-name="T2">airflow scheduler</text:span></text:p>
      <text:p text:style-name="P19"><text:tab/></text:p>
      <text:p text:style-name="P19">E em outro terminal</text:p>
      <text:p text:style-name="P10"><text:span text:style-name="T21"><text:tab/></text:span><text:span text:style-name="T12">source venv/bin/activate</text:span></text:p>
      <text:p text:style-name="P9"><text:span text:style-name="T21"><text:tab/></text:span><text:span text:style-name="T13">export AIRFLOW_HOME=~/Documents/sua_pasta</text:span></text:p>
      <text:p text:style-name="P19"><text:tab/><text:span text:style-name="T2">airflow webserver</text:span><text:change-end text:change-id="ct93868467670848"/><text:change text:change-id="ct93868467671968"/></text:p>
      <text:p text:style-name="P5"><text:change-start text:change-id="ct93868467672848"/></text:p>
      <text:p text:style-name="P39"><text:change-end text:change-id="ct93868467672848"/><text:span text:style-name="T24">P</text:span><text:change-start text:change-id="ct93868489119728"/>ode aparecer alguns erros, mas é em relação a versão do airflow, não será um problema.<text:change-end text:change-id="ct93868489119728"/> <text:span text:style-name="T24">Caso queira tirar os erros, ir no arquivo de configuração e mudar a variável update_fab_perms = False.</text:span><text:change-start text:change-id="ct93868467673968"/></text:p>
      <text:p text:style-name="P17"><text:change-end text:change-id="ct93868467673968"/></text:p>
      <text:p text:style-name="P17"><text:change-start text:change-id="ct93868467674608"/><text:span text:style-name="T22">P</text:span>ara o prime<text:change-end text:change-id="ct93868467674608"/><text:change-start text:change-id="ct93868467675712"/>iro acesso, criar o usuário:</text:p>
      <text:p text:style-name="P17"><text:change-end text:change-id="ct93868467675712"/><text:tab/><text:change-start text:change-id="ct93868489765072"/><text:span text:style-name="T2">airflow users <text:s/>create --role Admin --username admin --email admin --firstname admin --lastname admin --password admin</text:span><text:change-end text:change-id="ct93868489765072"/></text:p>
      <text:p text:style-name="P17"/>
      <text:p text:style-name="P37">Para ver a fila de workers e tarefas:</text:p>
      <text:p text:style-name="P37"><text:span text:style-name="T6"><text:tab/>source venv/bin/activate</text:span></text:p>
      <text:p text:style-name="P32"><text:span text:style-name="T23"><text:tab/></text:span><text:span text:style-name="T13">export AIRFLOW_HOME=~/Documents/sua_pasta</text:span></text:p>
      <text:p text:style-name="P34"><text:tab/>airflow celery flower</text:p>
      <text:p text:style-name="P34"/>
      <text:p text:style-name="P34"><text:tab/><text:span text:style-name="T12">source venv/bin/activate</text:span></text:p>
      <text:p text:style-name="P32"><text:span text:style-name="T23"><text:tab/></text:span><text:span text:style-name="T13">export AIRFLOW_HOME=~/Documents/sua_pasta</text:span></text:p>
      <text:p text:style-name="P34"><text:tab/>airflow celery worker</text:p>
      <text:p text:style-name="P37">Colocando o worker para executar</text:p>
      <text:p text:style-name="P37"/>
      <text:p text:style-name="P40">Maneiras de limitar o número de tasks ao mesmo tempo:</text:p>
      <text:p text:style-name="P40"><text:tab/>- <text:span text:style-name="T2">max_active_runs_per_dag: determina o número máximo de execuções de DAG (DAG <text:tab/>runs) ativas por DAG que o Scheduler pode criar simultaneamente;</text:span></text:p>
      <text:p text:style-name="P40"><text:span text:style-name="T2"><text:tab/>- max_active_tasks_per_dag: determina o número máximo de tarefas que podem ser <text:tab/>agendadas/executadas de forma simultânea em um mesmo DAG;</text:span></text:p>
      <text:p text:style-name="P40"><text:span text:style-name="T2"><text:tab/>- pool: determina a quantidade de slots disponíveis para a execução de um conjunto de <text:tab/>tarefas;</text:span></text:p>
      <text:p text:style-name="P40"><text:span text:style-name="T2"><text:tab/>- worker_concurrency: determina quantas tarefas cada worker do Celery pode executar s<text:tab/>imultaneamente.</text:span></text:p>
      <text:p text:style-name="P17"/>
      <text:h text:style-name="P27" text:outline-level="5">/home/gabriel/Documents/project_finance/airflow/airflow.cfg</text:h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3:15:26.900493581</meta:creation-date>
    <dc:date>2023-10-29T14:45:08.863696833</dc:date>
    <meta:editing-duration>PT4H43M4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81" meta:word-count="387" meta:character-count="3245" meta:non-whitespace-character-count="2874"/>
  </office:meta>
</office:document-meta>
</file>